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21.818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3.952cm"/>
    </style:style>
    <style:style style:name="co5" style:family="table-column">
      <style:table-column-properties fo:break-before="auto" style:column-width="7.288cm"/>
    </style:style>
    <style:style style:name="co6" style:family="table-column">
      <style:table-column-properties fo:break-before="auto" style:column-width="26.751cm"/>
    </style:style>
    <style:style style:name="co7" style:family="table-column">
      <style:table-column-properties fo:break-before="auto" style:column-width="4.632cm"/>
    </style:style>
    <style:style style:name="co8" style:family="table-column">
      <style:table-column-properties fo:break-before="auto" style:column-width="1.72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fo:font-size="12pt"/>
    </style:style>
    <style:style style:name="ce4" style:family="table-cell" style:parent-style-name="Default"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office:value-type="string" calcext:value-type="string">
            <text:p>Title</text:p>
          </table:table-cell>
          <table:table-cell table:style-name="ce3" office:value-type="string" calcext:value-type="string">
            <text:p>Prerequisites</text:p>
          </table:table-cell>
          <table:table-cell table:style-name="ce4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TC_Reg_001</text:p>
          </table:table-cell>
          <table:table-cell table:style-name="ce2" office:value-type="string" calcext:value-type="string">
            <text:p>To verify that register page contains elements such as “Register Account” text, First Name textbox, Last Name textbox, E-mail textbox, </text:p>
          </table:table-cell>
          <table:table-cell office:value-type="string" calcext:value-type="string">
            <text:p>Register page should be open</text:p>
          </table:table-cell>
          <table:table-cell table:style-name="ce2" office:value-type="string" calcext:value-type="string">
            <text:p>1. Check “Register Account” text is visible on Register page</text:p>
          </table:table-cell>
          <table:table-cell/>
          <table:table-cell table:style-name="ce2" office:value-type="string" calcext:value-type="string">
            <text:p>“Register Account” text, First Name textbox, Last Name textbox, E-mail textbox, Password textbox, Yes &amp; No radio Buttons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Password textbox, Yes &amp; No radio Buttons, </text:span><text:span text:style-name="T2">checkbox with label “I have read and agree to the Privacy Policy”</text:span></text:p>
          </table:table-cell>
          <table:table-cell/>
          <table:table-cell office:value-type="string" calcext:value-type="string">
            <text:p>2. Check First Name textbox is <text:s/>visible on Register page</text:p>
          </table:table-cell>
          <table:table-cell/>
          <table:table-cell office:value-type="string" calcext:value-type="string">
            <text:p><text:span text:style-name="T4">checkbox with label “I have read and agree to the Privacy Policy” </text:span><text:span text:style-name="T3">are visible on Register page</text:span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3. Check <text:s/>Last Name textbox is <text:s/>visible on Register pag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4. Check E-mail textbox <text:s/>is <text:s/>visible on Register pag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5. Check Password textbox <text:s/>is <text:s/>visible on Register pag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6. Check Yes &amp; No radio Buttons with Subscribe Label <text:s/>is <text:s/>visible on Register page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C_Reg_002</text:p>
          </table:table-cell>
          <table:table-cell office:value-type="string" calcext:value-type="string">
            <text:p><text:span text:style-name="T1">To check functionality of First Name textbox </text:span><text:span text:style-name="T2">that First Name textbox is taking i/p when user entered it</text:span></text:p>
          </table:table-cell>
          <table:table-cell table:style-name="ce2" office:value-type="string" calcext:value-type="string">
            <text:p>First Name should be known</text:p>
          </table:table-cell>
          <table:table-cell table:style-name="ce2" office:value-type="string" calcext:value-type="string">
            <text:p>1. Enter First Name in First Name textbox</text:p>
          </table:table-cell>
          <table:table-cell office:value-type="string" calcext:value-type="string">
            <text:p>Enter First Name= “Tanuja”</text:p>
          </table:table-cell>
          <table:table-cell office:value-type="string" calcext:value-type="string">
            <text:p>First Name textbox taking the i/p successfull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C_Reg_003</text:p>
          </table:table-cell>
          <table:table-cell office:value-type="string" calcext:value-type="string">
            <text:p><text:span text:style-name="T1">To check functionality of Last Name textbox </text:span><text:span text:style-name="T2">that First Name textbox is taking i/p when user entered it</text:span></text:p>
          </table:table-cell>
          <table:table-cell table:style-name="ce2" office:value-type="string" calcext:value-type="string">
            <text:p>Last Name should be known</text:p>
          </table:table-cell>
          <table:table-cell table:style-name="ce2" office:value-type="string" calcext:value-type="string">
            <text:p>1. Enter Last Name in Last Name textbox</text:p>
          </table:table-cell>
          <table:table-cell office:value-type="string" calcext:value-type="string">
            <text:p>Enter Last Name= “Sharma”</text:p>
          </table:table-cell>
          <table:table-cell office:value-type="string" calcext:value-type="string">
            <text:p>Last Name textbox taking the i/p successfull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Reg_004</text:p>
          </table:table-cell>
          <table:table-cell office:value-type="string" calcext:value-type="string">
            <text:p><text:span text:style-name="T1">To check functionality of Email textbox </text:span><text:span text:style-name="T2">that Email textbox is taking i/p when user entered it</text:span></text:p>
          </table:table-cell>
          <table:table-cell office:value-type="string" calcext:value-type="string">
            <text:p>Email should be known</text:p>
          </table:table-cell>
          <table:table-cell table:style-name="ce2" office:value-type="string" calcext:value-type="string">
            <text:p>1. Enter Email in Email textbox</text:p>
          </table:table-cell>
          <table:table-cell office:value-type="string" calcext:value-type="string">
            <text:p>Enter Email=”<text:a xlink:href="mailto:tsradhey123@gmail.com" xlink:type="simple">tsradhey123@gmail.com</text:a>”</text:p>
          </table:table-cell>
          <table:table-cell office:value-type="string" calcext:value-type="string">
            <text:p>Email textbox taking the i/p successfull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Reg_005</text:p>
          </table:table-cell>
          <table:table-cell office:value-type="string" calcext:value-type="string">
            <text:p><text:span text:style-name="T1">To check functionality of Password textbox </text:span><text:span text:style-name="T2">that Password textbox is taking i/p when user entered it</text:span></text:p>
          </table:table-cell>
          <table:table-cell office:value-type="string" calcext:value-type="string">
            <text:p>Password should be known</text:p>
          </table:table-cell>
          <table:table-cell office:value-type="string" calcext:value-type="string">
            <text:p><text:span text:style-name="T3">1. Enter </text:span><text:span text:style-name="T2">Password</text:span><text:span text:style-name="T3"> in </text:span><text:span text:style-name="T2">Password</text:span><text:span text:style-name="T3"> textbox</text:span></text:p>
          </table:table-cell>
          <table:table-cell office:value-type="string" calcext:value-type="string">
            <text:p>Enter password=”<text:a xlink:href="mailto:Tan@123" xlink:type="simple">Tan@123</text:a>”</text:p>
          </table:table-cell>
          <table:table-cell office:value-type="string" calcext:value-type="string">
            <text:p>Password textbox taking the i/p successfull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Reg_006</text:p>
          </table:table-cell>
          <table:table-cell office:value-type="string" calcext:value-type="string">
            <text:p>To check functionality of Yes &amp; No radio buttons when user check in one of them</text:p>
          </table:table-cell>
          <table:table-cell office:value-type="string" calcext:value-type="string">
            <text:p>“No” radio button should be checked</text:p>
          </table:table-cell>
          <table:table-cell office:value-type="string" calcext:value-type="string">
            <text:p>1. Check the “Yes” radio button</text:p>
          </table:table-cell>
          <table:table-cell/>
          <table:table-cell office:value-type="string" calcext:value-type="string">
            <text:p>Yes &amp; No radio buttons check in successfull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Reg_007</text:p>
          </table:table-cell>
          <table:table-cell office:value-type="string" calcext:value-type="string">
            <text:p>To check the functionality of checkbox with label “I have read and agree to the Privacy Policy” when user check it</text:p>
          </table:table-cell>
          <table:table-cell office:value-type="string" calcext:value-type="string">
            <text:p>Checkbox is unchecked</text:p>
          </table:table-cell>
          <table:table-cell office:value-type="string" calcext:value-type="string">
            <text:p>1. Check the checkbox with label “I have read and agree to the Privacy Policy” </text:p>
          </table:table-cell>
          <table:table-cell/>
          <table:table-cell office:value-type="string" calcext:value-type="string">
            <text:p>the checkbox with label “I have read and agree to the Privacy Policy” checked in successfull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Reg_008</text:p>
          </table:table-cell>
          <table:table-cell office:value-type="string" calcext:value-type="string">
            <text:p>To check the continue button Functionality</text:p>
          </table:table-cell>
          <table:table-cell office:value-type="string" calcext:value-type="string">
            <text:p>Register page should be open</text:p>
          </table:table-cell>
          <table:table-cell table:style-name="ce2" office:value-type="string" calcext:value-type="string">
            <text:p>1. Enter First Name in First Name textbox</text:p>
          </table:table-cell>
          <table:table-cell office:value-type="string" calcext:value-type="string">
            <text:p>Enter First Name= “Tanuja”</text:p>
          </table:table-cell>
          <table:table-cell office:value-type="string" calcext:value-type="string">
            <text:p>User register to the opencart successfull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3"/>
          <table:table-cell table:style-name="ce2" office:value-type="string" calcext:value-type="string">
            <text:p>2. Enter Last Name in Last Name textbox</text:p>
          </table:table-cell>
          <table:table-cell office:value-type="string" calcext:value-type="string">
            <text:p>Enter Last Name= “Sharma”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 office:value-type="string" calcext:value-type="string">
            <text:p>3. Enter Email in Email textbox</text:p>
          </table:table-cell>
          <table:table-cell office:value-type="string" calcext:value-type="string">
            <text:p><text:span text:style-name="T4">Enter Email=”</text:span><text:span text:style-name="T4"><text:a xlink:href="mailto:tsradhey123@gmail.com" xlink:type="simple">tsradhey123@gmail.com</text:a></text:span><text:span text:style-name="T4">”</text:span>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4. Enter </text:span><text:span text:style-name="T2">Password</text:span><text:span text:style-name="T3"> in </text:span><text:span text:style-name="T2">Password</text:span><text:span text:style-name="T3"> textbox</text:span></text:p>
          </table:table-cell>
          <table:table-cell office:value-type="string" calcext:value-type="string">
            <text:p><text:span text:style-name="T4">Enter password=”</text:span><text:span text:style-name="T4"><text:a xlink:href="mailto:Tan@123" xlink:type="simple">Tan@123</text:a></text:span><text:span text:style-name="T4">”</text:span>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5. Check the “Yes” radio butt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6. Check Yes &amp; No radio Buttons with Subscribe Label <text:s/>is <text:s/>visible on Register pag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7. Check the checkbox with label “I have read and agree to the Privacy Policy” 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8. Click Continue button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IN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9T13:39:22.12</meta:creation-date>
    <dc:date>2023-03-09T17:49:14.390000000</dc:date>
    <meta:editing-duration>PT1H14M55S</meta:editing-duration>
    <meta:editing-cycles>7</meta:editing-cycles>
    <meta:generator>LibreOffice/7.4.1.2$Windows_X86_64 LibreOffice_project/3c58a8f3a960df8bc8fd77b461821e42c061c5f0</meta:generator>
    <meta:document-statistic meta:table-count="3" meta:cell-count="86" meta:object-count="0"/>
  </office:meta>
</office:document-meta>
</file>